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91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underline-style="none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 table:use-regular-expressions="false"/>
      <table:table table:name="Piezas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ntura gris oscuro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pintu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lantas 5 brazos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lanta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 TFSI 6 vel.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string" calcext:value-type="string">
            <text:p>mot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ntura azul metalizado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pintu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5 TFSI 5 vel.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otor</text:p>
          </table:table-cell>
        </table:table-row>
      </table:table>
      <table:table table:name="Motores" table:style-name="ta1"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arburante</text:p>
          </table:table-cell>
          <table:table-cell office:value-type="string" calcext:value-type="string">
            <text:p>Traccion</text:p>
          </table:table-cell>
          <table:table-cell office:value-type="string" calcext:value-type="string">
            <text:p>NumeroVelocidades</text:p>
          </table:table-cell>
          <table:table-cell office:value-type="string" calcext:value-type="string">
            <text:p>Consumo</text:p>
          </table:table-cell>
          <table:table-cell office:value-type="string" calcext:value-type="string">
            <text:p>Autonomia</text:p>
          </table:table-cell>
          <table:table-cell office:value-type="string" calcext:value-type="string">
            <text:p>Potencia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Delante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.8</text:p>
          </table:table-cell>
          <table:table-cell office:value-type="float" office:value="250" calcext:value-type="float">
            <text:p>25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Delante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8</text:p>
          </table:table-cell>
          <table:table-cell office:value-type="float" office:value="250" calcext:value-type="float">
            <text:p>25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</text:p>
          </table:table-cell>
        </table:table-row>
      </table:table>
      <table:table table:name="Llanta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ulgad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Pinturas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Acab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s oscuro</text:p>
          </table:table-cell>
          <table:table-cell office:value-type="string" calcext:value-type="string">
            <text:p>metalizad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mate</text:p>
          </table:table-cell>
        </table:table-row>
      </table:table>
      <table:table table:name="Coches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arca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PrecioBase</text:p>
          </table:table-cell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A1</text:p>
          </table:table-cell>
          <table:table-cell office:value-type="float" office:value="12580" calcext:value-type="float">
            <text:p>12580</text:p>
          </table:table-cell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Clase A</text:p>
          </table:table-cell>
          <table:table-cell office:value-type="float" office:value="15350" calcext:value-type="float">
            <text:p>15350</text:p>
          </table:table-cell>
        </table:table-row>
      </table:table>
      <table:table table:name="PiezasCoches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Pieza</text:p>
          </table:table-cell>
          <table:table-cell table:style-name="ce1" office:value-type="string" calcext:value-type="string">
            <text:p>MarcaCoche</text:p>
          </table:table-cell>
          <table:table-cell office:value-type="string" calcext:value-type="string">
            <text:p>ModeloCoc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1</text:p>
          </table:table-cell>
        </table:table-row>
      </table:table>
      <table:table table:name="Cuenta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ombreUsuario</text:p>
          </table:table-cell>
          <table:table-cell office:value-type="string" calcext:value-type="string">
            <text:p>Contraseña</text:p>
          </table:table-cell>
        </table:table-row>
        <table:table-row table:style-name="ro1">
          <table:table-cell office:value-type="string" calcext:value-type="string">
            <text:p>testuser</text:p>
          </table:table-cell>
          <table:table-cell office:value-type="string" calcext:value-type="string">
            <text:p>202cb962ac59075b964b07152d234b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 style:data-style-name="N2" text:time-value="13:57:59.27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22:28:52.445000000</meta:creation-date>
    <dc:date>2019-06-09T00:08:48.989000000</dc:date>
    <meta:editing-duration>PT30M21S</meta:editing-duration>
    <meta:editing-cycles>5</meta:editing-cycles>
    <meta:generator>LibreOffice/6.1.1.2$Windows_X86_64 LibreOffice_project/5d19a1bfa650b796764388cd8b33a5af1f5baa1b</meta:generator>
    <meta:document-statistic meta:table-count="7" meta:cell-count="93" meta:object-count="0"/>
  </office:meta>
</office:document-meta>
</file>